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01-11-02" calcext:value-type="date">
            <text:p>11/2/2001</text:p>
          </table:table-cell>
          <table:table-cell office:value-type="date" office:date-value="2015-09-06" calcext:value-type="date">
            <text:p>9/6/201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eas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ceptionist</text:p>
          </table:table-cell>
          <table:table-cell office:value-type="float" office:value="36000" calcext:value-type="float">
            <text:p>36000</text:p>
          </table:table-cell>
          <table:table-cell office:value-type="date" office:date-value="1999-10-03" calcext:value-type="date">
            <text:p>10/3/1999</text:p>
          </table:table-cell>
          <table:table-cell office:value-type="date" office:date-value="2015-10-10" calcext:value-type="date">
            <text:p>10/10/201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Schru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00-07-04" calcext:value-type="date">
            <text:p>7/4/2000</text:p>
          </table:table-cell>
          <table:table-cell office:value-type="date" office:date-value="2017-09-08" calcext:value-type="date">
            <text:p>9/8/201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t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countant</text:p>
          </table:table-cell>
          <table:table-cell office:value-type="float" office:value="47000" calcext:value-type="float">
            <text:p>47000</text:p>
          </table:table-cell>
          <table:table-cell office:value-type="date" office:date-value="2000-01-05" calcext:value-type="date">
            <text:p>1/5/2000</text:p>
          </table:table-cell>
          <table:table-cell office:value-type="date" office:date-value="2015-12-03" calcext:value-type="date">
            <text:p>12/3/201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Flender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01-05-06" calcext:value-type="date">
            <text:p>5/6/2001</text:p>
          </table:table-cell>
          <table:table-cell office:value-type="date" office:date-value="2017-08-30" calcext:value-type="date">
            <text:p>8/30/201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onal Manager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1995-12-07" calcext:value-type="date">
            <text:p>12/7/1995</text:p>
          </table:table-cell>
          <table:table-cell office:value-type="date" office:date-value="2013-09-11" calcext:value-type="date">
            <text:p>9/11/201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alm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plier Relations</text:p>
          </table:table-cell>
          <table:table-cell office:value-type="float" office:value="41000" calcext:value-type="float">
            <text:p>41000</text:p>
          </table:table-cell>
          <table:table-cell office:value-type="date" office:date-value="2003-11-08" calcext:value-type="date">
            <text:p>11/8/2003</text:p>
          </table:table-cell>
          <table:table-cell office:value-type="date" office:date-value="2013-10-04" calcext:value-type="date">
            <text:p>10/4/201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ud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esman</text:p>
          </table:table-cell>
          <table:table-cell office:value-type="float" office:value="48000" calcext:value-type="float">
            <text:p>48000</text:p>
          </table:table-cell>
          <table:table-cell office:value-type="date" office:date-value="2002-06-09" calcext:value-type="date">
            <text:p>6/9/2002</text:p>
          </table:table-cell>
          <table:table-cell office:value-type="date" office:date-value="2015-04-22" calcext:value-type="date">
            <text:p>4/22/201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l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countant</text:p>
          </table:table-cell>
          <table:table-cell office:value-type="float" office:value="42000" calcext:value-type="float">
            <text:p>42000</text:p>
          </table:table-cell>
          <table:table-cell office:value-type="date" office:date-value="2003-08-10" calcext:value-type="date">
            <text:p>8/10/2003</text:p>
          </table:table-cell>
          <table:table-cell office:value-type="date" office:date-value="2011-09-14" calcext:value-type="date">
            <text:p>9/14/2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23:04:47.277458331</meta:creation-date>
    <dc:date>2025-01-02T23:04:54.311471513</dc:date>
    <meta:editing-duration>PT8S</meta:editing-duration>
    <meta:editing-cycles>1</meta:editing-cycles>
    <meta:document-statistic meta:table-count="1" meta:cell-count="90" meta:object-count="0"/>
    <meta:generator>LibreOffice/24.2.7.2$Linux_X86_64 LibreOffice_project/420$Build-2</meta:generator>
  </office:meta>
</office:document-meta>
</file>